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notes">
      <style:graphic-properties draw:fill-color="#ffffff" fo:min-height="13.501cm"/>
    </style:style>
    <style:style style:name="pr4" style:family="presentation" style:parent-style-name="Default-title">
      <style:graphic-properties fo:min-height="1.751cm"/>
    </style:style>
    <style:style style:name="pr5" style:family="presentation" style:parent-style-name="Default-outline1">
      <style:graphic-properties fo:min-height="11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6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e6e6e6"/>
      <style:paragraph-properties fo:text-align="center"/>
      <style:text-properties style:use-window-font-color="true"/>
    </style:style>
    <style:style style:name="P10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text-properties fo:font-weight="bold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2" draw:text-style-name="P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6" draw:layer="layout" svg:width="12cm" svg:height="6.5cm" draw:transform="rotate (1.5707963267949) translate (0cm 12cm)">
              <draw:text-box>
                <text:p><text:span text:style-name="T5">Key Partners</text:span></text:p>
              </draw:text-box>
            </draw:frame>
          </draw:g>
          <draw:g>
            <draw:polygon draw:style-name="gr4" draw:text-style-name="P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5" draw:text-style-name="P8" draw:layer="layout" svg:width="6cm" svg:height="6.001cm" draw:transform="rotate (1.5707963267949) translate (6.5cm 11.999cm)">
              <draw:text-box>
                <text:p><text:span text:style-name="T5">Key Re-sources</text:span></text:p>
              </draw:text-box>
            </draw:frame>
          </draw:g>
          <draw:custom-shape draw:style-name="gr6" draw:text-style-name="P9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0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6cm" draw:transform="rotate (1.5707963267949) translate (22.001cm 12cm)">
              <draw:text-box>
                <text:p><text:span text:style-name="T5">Customer</text:span><text:span text:style-name="T5"><text:line-break/></text:span><text:span text:style-name="T5">Segments</text:span></text:p>
              </draw:text-box>
            </draw:frame>
          </draw:g>
          <draw:g>
            <draw:custom-shape draw:style-name="gr9" draw:text-style-name="P5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2cm" svg:height="5.5cm" draw:transform="rotate (1.5707963267949) translate (12.502cm 12cm)">
              <draw:text-box>
                <text:p><text:span text:style-name="T5">Value</text:span></text:p>
                <text:p><text:span text:style-name="T5">Proposition</text:span></text:p>
                <text:p><text:span text:style-name="T5"/></text:p>
              </draw:text-box>
            </draw:frame>
          </draw:g>
          <draw:g>
            <draw:custom-shape draw:style-name="gr10" draw:text-style-name="P7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1" draw:layer="layout" svg:width="14cm" svg:height="3.75cm" svg:x="0.001cm" svg:y="12cm">
              <draw:text-box>
                <text:p><text:span text:style-name="T5">Cost Structure</text:span></text:p>
              </draw:text-box>
            </draw:frame>
          </draw:g>
          <draw:g>
            <draw:custom-shape draw:style-name="gr11" draw:text-style-name="P7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2" draw:layer="layout" svg:width="14cm" svg:height="3.75cm" svg:x="14.001cm" svg:y="12cm">
              <draw:text-box>
                <text:p><text:span text:style-name="T5">Revenue Stream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1.668cm">
              <draw:text-box>
                <text:p><text:span text:style-name="T6">Customer Relationships</text:span></text:p>
              </draw:text-box>
            </draw:frame>
          </draw:g>
          <draw:g>
            <draw:polygon draw:style-name="gr13" draw:text-style-name="P1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13" draw:layer="layout" svg:width="6.001cm" svg:height="2.666cm" svg:x="17.001cm" svg:y="7.668cm">
              <draw:text-box>
                <text:p><text:span text:style-name="T6">Channels</text:span></text:p>
              </draw:text-box>
            </draw:frame>
          </draw:g>
          <draw:g>
            <draw:polygon draw:style-name="gr2" draw:text-style-name="P5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14" draw:layer="layout" svg:width="6cm" svg:height="6.001cm" draw:transform="rotate (1.5707963267949) translate (6.501cm 6cm)">
              <draw:text-box>
                <text:p><text:span text:style-name="T5">Key</text:span></text:p>
                <text:p><text:span text:style-name="T5">Activities</text:span></text:p>
              </draw:text-box>
            </draw:frame>
          </draw:g>
          <draw:frame draw:style-name="gr15" draw:text-style-name="P15" draw:layer="layout" svg:width="1.5cm" svg:height="1.5cm" svg:x="14cm" svg:y="12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22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12.5cm" svg:y="0cm">
            <draw:text-box>
              <text:p><text:span text:style-name="T7">1</text:span></text:p>
            </draw:text-box>
          </draw:frame>
          <draw:frame draw:style-name="gr15" draw:text-style-name="P15" draw:layer="layout" svg:width="1.5cm" svg:height="1.5cm" svg:x="0cm" svg:y="0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6cm" svg:y="0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17cm" svg:y="1.65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17cm" svg:y="7.65cm">
            <draw:text-box>
              <text:p><text:span text:style-name="T7">3</text:span></text:p>
            </draw:text-box>
          </draw:frame>
          <draw:frame draw:style-name="gr15" draw:text-style-name="P15" draw:layer="layout" svg:width="1.5cm" svg:height="1.5cm" svg:x="6cm" svg:y="6cm">
            <draw:text-box>
              <text:p><text:span text:style-name="T7">2</text:span></text:p>
            </draw:text-box>
          </draw:frame>
          <draw:frame draw:style-name="gr15" draw:text-style-name="P15" draw:layer="layout" svg:width="1.5cm" svg:height="1.5cm" svg:x="0cm" svg:y="12cm">
            <draw:text-box>
              <text:p><text:span text:style-name="T7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terials for the Business Model Canva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tep-by-step tutorial through all the Business Model Canvas sections</text:p>
              </text:list-item>
              <text:list-item>
                <text:p>Alexander Cowan shares deep insight in this fairly extensive blog post:</text:p>
              </text:list-item>
              <text:list-item>
                <text:p>https://www.alexandercowan.com/business-model-canvas-templates/</text:p>
              </text:list-item>
              <text:list-item>
                <text:p>In case you missed the Value Proposition Design book by Alex Osterwalder: </text:p>
              </text:list-item>
              <text:list-item>
                <text:p>https://www.amazon.com/gp/product/B06X429CJH</text:p>
              </text:list-item>
              <text:list-item>
                <text:p>Testing Business Ideas was published November 2019:</text:p>
              </text:list-item>
              <text:list-item>
                <text:p>https://www.amazon.com/gp/product/B07ZZM9FDT</text:p>
              </text:list-item>
              <text:list-item>
                <text:p>Brand new: The Invincible Company has just been released April 2020:</text:p>
              </text:list-item>
              <text:list-item>
                <text:p>https://www.amazon.com/gp/product/B086GJZ3BN/</text:p>
              </text:list-item>
              <text:list-item>
                <text:p>Free 100 page preview available at </text:p>
              </text:list-item>
              <text:list-item>
                <text:p>https://www.strategyzer.com/books/the-invincible-compa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19" draw:layer="layout" svg:width="20cm" svg:height="4cm" svg:x="0cm" svg:y="11.75cm">
          <draw:text-box>
            <text:p text:style-name="P18"><text:span text:style-name="T8">DR</text:span></text:p>
          </draw:text-box>
        </draw:frame>
        <draw:frame presentation:style-name="pr7" draw:text-style-name="P2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 text:style-name="P2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6M24S</meta:editing-duration>
    <meta:editing-cycles>5</meta:editing-cycles>
    <meta:generator>LibreOffice/6.0.7.3$Linux_X86_64 LibreOffice_project/00m0$Build-3</meta:generator>
    <dc:date>2020-08-20T14:22:54.593209641</dc:date>
    <meta:document-statistic meta:object-count="118"/>
  </office:meta>
</office:document-meta>
</file>